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" office:value-type="currency" office:currency="USD" office:value="1000">
            <text:p>$1,000.00</text:p>
          </table:table-cell>
          <table:table-cell office:value-type="string">
            <text:p><text:s/>= purchas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percentage" office:value="0.18">
            <text:p>18.00%</text:p>
          </table:table-cell>
          <table:table-cell office:value-type="string">
            <text:p><text:s/>= int rate (yearly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formula="of:=[.C5]/12" office:value-type="percentage" office:value="0.015">
            <text:p>1.50%</text:p>
          </table:table-cell>
          <table:table-cell office:value-type="string">
            <text:p><text:s/>= int rate (monthly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currency" office:currency="USD" office:value="50">
            <text:p>$50.00</text:p>
          </table:table-cell>
          <table:table-cell office:value-type="string">
            <text:p><text:s/>= Monthly Payme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eg</text:p>
          </table:table-cell>
          <table:table-cell table:number-columns-repeated="3" office:value-type="string">
            <text:p>End of</text:p>
          </table:table-cell>
        </table:table-row>
        <table:table-row table:style-name="ro1">
          <table:table-cell/>
          <table:table-cell office:value-type="string">
            <text:p>Month</text:p>
          </table:table-cell>
          <table:table-cell office:value-type="string">
            <text:p>Owe</text:p>
          </table:table-cell>
          <table:table-cell office:value-type="string">
            <text:p>Interest</text:p>
          </table:table-cell>
          <table:table-cell office:value-type="string">
            <text:p>Payment</text:p>
          </table:table-cell>
          <table:table-cell office:value-type="string">
            <text:p>Principal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4]" office:value-type="currency" office:currency="USD" office:value="1000">
            <text:p>$1,000.00</text:p>
          </table:table-cell>
          <table:table-cell table:formula="of:=[.C11]*[.$C$6]" office:value-type="currency" office:currency="USD" office:value="15">
            <text:p>$15.00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1]-[.D11]" office:value-type="currency" office:currency="USD" office:value="35">
            <text:p>$35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1]-[.F11]" office:value-type="currency" office:currency="USD" office:value="965">
            <text:p>$965.00</text:p>
          </table:table-cell>
          <table:table-cell table:formula="of:=[.C12]*[.$C$6]" office:value-type="currency" office:currency="USD" office:value="14.475">
            <text:p>$14.48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2]-[.D12]" office:value-type="currency" office:currency="USD" office:value="35.525">
            <text:p>$35.5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2]-[.F12]" office:value-type="currency" office:currency="USD" office:value="929.475">
            <text:p>$929.48</text:p>
          </table:table-cell>
          <table:table-cell table:formula="of:=[.C13]*[.$C$6]" office:value-type="currency" office:currency="USD" office:value="13.942125">
            <text:p>$13.94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3]-[.D13]" office:value-type="currency" office:currency="USD" office:value="36.057875">
            <text:p>$36.06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3]-[.F13]" office:value-type="currency" office:currency="USD" office:value="893.417125">
            <text:p>$893.42</text:p>
          </table:table-cell>
          <table:table-cell table:formula="of:=[.C14]*[.$C$6]" office:value-type="currency" office:currency="USD" office:value="13.401256875">
            <text:p>$13.40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4]-[.D14]" office:value-type="currency" office:currency="USD" office:value="36.598743125">
            <text:p>$36.6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4]-[.F14]" office:value-type="currency" office:currency="USD" office:value="856.818381875">
            <text:p>$856.82</text:p>
          </table:table-cell>
          <table:table-cell table:formula="of:=[.C15]*[.$C$6]" office:value-type="currency" office:currency="USD" office:value="12.852275728125">
            <text:p>$12.85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5]-[.D15]" office:value-type="currency" office:currency="USD" office:value="37.147724271875">
            <text:p>$37.1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5]-[.F15]" office:value-type="currency" office:currency="USD" office:value="819.670657603125">
            <text:p>$819.67</text:p>
          </table:table-cell>
          <table:table-cell table:formula="of:=[.C16]*[.$C$6]" office:value-type="currency" office:currency="USD" office:value="12.2950598640469">
            <text:p>$12.30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6]-[.D16]" office:value-type="currency" office:currency="USD" office:value="37.7049401359531">
            <text:p>$37.7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6]-[.F16]" office:value-type="currency" office:currency="USD" office:value="781.965717467172">
            <text:p>$781.97</text:p>
          </table:table-cell>
          <table:table-cell table:formula="of:=[.C17]*[.$C$6]" office:value-type="currency" office:currency="USD" office:value="11.7294857620076">
            <text:p>$11.73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7]-[.D17]" office:value-type="currency" office:currency="USD" office:value="38.2705142379924">
            <text:p>$38.2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7]-[.F17]" office:value-type="currency" office:currency="USD" office:value="743.69520322918">
            <text:p>$743.70</text:p>
          </table:table-cell>
          <table:table-cell table:formula="of:=[.C18]*[.$C$6]" office:value-type="currency" office:currency="USD" office:value="11.1554280484377">
            <text:p>$11.16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8]-[.D18]" office:value-type="currency" office:currency="USD" office:value="38.8445719515623">
            <text:p>$38.8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8]-[.F18]" office:value-type="currency" office:currency="USD" office:value="704.850631277617">
            <text:p>$704.85</text:p>
          </table:table-cell>
          <table:table-cell table:formula="of:=[.C19]*[.$C$6]" office:value-type="currency" office:currency="USD" office:value="10.5727594691643">
            <text:p>$10.57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19]-[.D19]" office:value-type="currency" office:currency="USD" office:value="39.4272405308357">
            <text:p>$39.4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9]-[.F19]" office:value-type="currency" office:currency="USD" office:value="665.423390746782">
            <text:p>$665.42</text:p>
          </table:table-cell>
          <table:table-cell table:formula="of:=[.C20]*[.$C$6]" office:value-type="currency" office:currency="USD" office:value="9.98135086120172">
            <text:p>$9.98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0]-[.D20]" office:value-type="currency" office:currency="USD" office:value="40.0186491387983">
            <text:p>$40.0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0]-[.F20]" office:value-type="currency" office:currency="USD" office:value="625.404741607983">
            <text:p>$625.40</text:p>
          </table:table-cell>
          <table:table-cell table:formula="of:=[.C21]*[.$C$6]" office:value-type="currency" office:currency="USD" office:value="9.38107112411975">
            <text:p>$9.38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1]-[.D21]" office:value-type="currency" office:currency="USD" office:value="40.6189288758803">
            <text:p>$40.6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1]-[.F21]" office:value-type="currency" office:currency="USD" office:value="584.785812732103">
            <text:p>$584.79</text:p>
          </table:table-cell>
          <table:table-cell table:formula="of:=[.C22]*[.$C$6]" office:value-type="currency" office:currency="USD" office:value="8.77178719098154">
            <text:p>$8.77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2]-[.D22]" office:value-type="currency" office:currency="USD" office:value="41.2282128090185">
            <text:p>$41.23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2]-[.F22]" office:value-type="currency" office:currency="USD" office:value="543.557599923085">
            <text:p>$543.56</text:p>
          </table:table-cell>
          <table:table-cell table:formula="of:=[.C23]*[.$C$6]" office:value-type="currency" office:currency="USD" office:value="8.15336399884627">
            <text:p>$8.15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3]-[.D23]" office:value-type="currency" office:currency="USD" office:value="41.8466360011537">
            <text:p>$41.8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3]-[.F23]" office:value-type="currency" office:currency="USD" office:value="501.710963921931">
            <text:p>$501.71</text:p>
          </table:table-cell>
          <table:table-cell table:formula="of:=[.C24]*[.$C$6]" office:value-type="currency" office:currency="USD" office:value="7.52566445882896">
            <text:p>$7.53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4]-[.D24]" office:value-type="currency" office:currency="USD" office:value="42.474335541171">
            <text:p>$42.4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4]-[.F24]" office:value-type="currency" office:currency="USD" office:value="459.23662838076">
            <text:p>$459.24</text:p>
          </table:table-cell>
          <table:table-cell table:formula="of:=[.C25]*[.$C$6]" office:value-type="currency" office:currency="USD" office:value="6.88854942571139">
            <text:p>$6.89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5]-[.D25]" office:value-type="currency" office:currency="USD" office:value="43.1114505742886">
            <text:p>$43.1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5]-[.F25]" office:value-type="currency" office:currency="USD" office:value="416.125177806471">
            <text:p>$416.13</text:p>
          </table:table-cell>
          <table:table-cell table:formula="of:=[.C26]*[.$C$6]" office:value-type="currency" office:currency="USD" office:value="6.24187766709707">
            <text:p>$6.24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6]-[.D26]" office:value-type="currency" office:currency="USD" office:value="43.7581223329029">
            <text:p>$43.7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6]-[.F26]" office:value-type="currency" office:currency="USD" office:value="372.367055473568">
            <text:p>$372.37</text:p>
          </table:table-cell>
          <table:table-cell table:formula="of:=[.C27]*[.$C$6]" office:value-type="currency" office:currency="USD" office:value="5.58550583210352">
            <text:p>$5.59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7]-[.D27]" office:value-type="currency" office:currency="USD" office:value="44.4144941678965">
            <text:p>$44.4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7]-[.F27]" office:value-type="currency" office:currency="USD" office:value="327.952561305672">
            <text:p>$327.95</text:p>
          </table:table-cell>
          <table:table-cell table:formula="of:=[.C28]*[.$C$6]" office:value-type="currency" office:currency="USD" office:value="4.91928841958508">
            <text:p>$4.92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8]-[.D28]" office:value-type="currency" office:currency="USD" office:value="45.0807115804149">
            <text:p>$45.08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28]-[.F28]" office:value-type="currency" office:currency="USD" office:value="282.871849725257">
            <text:p>$282.87</text:p>
          </table:table-cell>
          <table:table-cell table:formula="of:=[.C29]*[.$C$6]" office:value-type="currency" office:currency="USD" office:value="4.24307774587885">
            <text:p>$4.24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29]-[.D29]" office:value-type="currency" office:currency="USD" office:value="45.7569222541212">
            <text:p>$45.76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9]-[.F29]" office:value-type="currency" office:currency="USD" office:value="237.114927471136">
            <text:p>$237.11</text:p>
          </table:table-cell>
          <table:table-cell table:formula="of:=[.C30]*[.$C$6]" office:value-type="currency" office:currency="USD" office:value="3.55672391206703">
            <text:p>$3.56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30]-[.D30]" office:value-type="currency" office:currency="USD" office:value="46.443276087933">
            <text:p>$46.44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0]-[.F30]" office:value-type="currency" office:currency="USD" office:value="190.671651383203">
            <text:p>$190.67</text:p>
          </table:table-cell>
          <table:table-cell table:formula="of:=[.C31]*[.$C$6]" office:value-type="currency" office:currency="USD" office:value="2.86007477074804">
            <text:p>$2.86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31]-[.D31]" office:value-type="currency" office:currency="USD" office:value="47.139925229252">
            <text:p>$47.14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1]-[.F31]" office:value-type="currency" office:currency="USD" office:value="143.531726153951">
            <text:p>$143.53</text:p>
          </table:table-cell>
          <table:table-cell table:formula="of:=[.C32]*[.$C$6]" office:value-type="currency" office:currency="USD" office:value="2.15297589230926">
            <text:p>$2.15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32]-[.D32]" office:value-type="currency" office:currency="USD" office:value="47.8470241076907">
            <text:p>$47.85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2]-[.F32]" office:value-type="currency" office:currency="USD" office:value="95.68470204626">
            <text:p>$95.68</text:p>
          </table:table-cell>
          <table:table-cell table:formula="of:=[.C33]*[.$C$6]" office:value-type="currency" office:currency="USD" office:value="1.4352705306939">
            <text:p>$1.44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33]-[.D33]" office:value-type="currency" office:currency="USD" office:value="48.5647294693061">
            <text:p>$48.56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3]-[.F33]" office:value-type="currency" office:currency="USD" office:value="47.1199725769539">
            <text:p>$47.12</text:p>
          </table:table-cell>
          <table:table-cell table:formula="of:=[.C34]*[.$C$6]" office:value-type="currency" office:currency="USD" office:value="0.706799588654308">
            <text:p>$0.71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34]-[.D34]" office:value-type="currency" office:currency="USD" office:value="49.2932004113457">
            <text:p>$49.29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4]-[.F34]" office:value-type="currency" office:currency="USD" office:value="-2.17322783439184">
            <text:p>-$2.17</text:p>
          </table:table-cell>
          <table:table-cell table:formula="of:=[.C35]*[.$C$6]" office:value-type="currency" office:currency="USD" office:value="-0.0325984175158776">
            <text:p>-$0.03</text:p>
          </table:table-cell>
          <table:table-cell table:formula="of:=[.$C$7]" office:value-type="currency" office:currency="USD" office:value="50">
            <text:p>$50.00</text:p>
          </table:table-cell>
          <table:table-cell table:formula="of:=[.E35]-[.D35]" office:value-type="currency" office:currency="USD" office:value="50.0325984175159">
            <text:p>$50.0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1/16/2014</text:date>, <text:time>09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4-01-16T08:49:23.08</meta:creation-date>
    <dc:date>2014-01-16T09:42:46.49</dc:date>
    <dc:creator>RCC RCCD</dc:creator>
    <meta:editing-duration>PT38M13S</meta:editing-duration>
    <meta:editing-cycles>1</meta:editing-cycles>
    <meta:document-statistic meta:table-count="3" meta:cell-count="142" meta:object-count="0"/>
    <meta:generator>OpenOffice/4.0.0$Win32 OpenOffice.org_project/400m3$Build-9702</meta:generator>
  </office:meta>
</office:document-meta>
</file>